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9000000792335E6F4.png" manifest:media-type="image/png"/>
  <manifest:file-entry manifest:full-path="Pictures/1000020100000224000000C0200964F2.png" manifest:media-type="image/png"/>
  <manifest:file-entry manifest:full-path="Pictures/100000000000033D000000E1CBF911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66" draw:textarea-horizontal-align="justify" draw:textarea-vertical-align="middle" draw:auto-grow-height="false" fo:min-height="0.85cm" fo:min-width="18.5cm"/>
    </style:style>
    <style:style style:name="gr2" style:family="graphic" style:parent-style-name="objectwithoutfill">
      <style:graphic-properties svg:stroke-color="#0066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5" style:family="graphic" style:parent-style-name="standard">
      <style:graphic-properties draw:stroke="none" svg:stroke-color="#000000" draw:fill="none" draw:fill-color="#ffffff" fo:min-height="0.5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1cm" fo:min-width="0cm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5.25cm" fo:min-width="18.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6.35cm" fo:min-width="18.5cm"/>
    </style:style>
    <style:style style:name="gr12" style:family="graphic" style:parent-style-name="standard">
      <style:graphic-properties draw:fill-color="#808080" draw:fill-image-width="0cm" draw:fill-image-height="0cm" draw:textarea-horizontal-align="justify" draw:textarea-vertical-align="middle" draw:auto-grow-height="false" fo:min-height="0.95cm" fo:min-width="18.5cm"/>
    </style:style>
    <style:style style:name="gr13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2.95cm" fo:min-width="5.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fill-color="#808080" draw:fill-image-width="0cm" draw:fill-image-height="0cm" draw:textarea-vertical-align="middle"/>
    </style:style>
    <style:style style:name="gr17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.45cm" fo:min-width="2.9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319cm" fo:min-width="0cm"/>
    </style:style>
    <style:style style:name="gr19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10.45cm" fo:min-width="18.5cm"/>
    </style:style>
    <style:style style:name="gr20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.316cm" fo:min-width="0.066cm"/>
    </style:style>
    <style:style style:name="gr21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fo:min-height="0.55cm" fo:min-width="18.5cm"/>
    </style:style>
    <style:style style:name="gr22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fo:min-height="1.55cm" fo:min-width="18.5cm"/>
    </style:style>
    <style:style style:name="gr23" style:family="graphic" style:parent-style-name="standard">
      <style:graphic-properties draw:stroke="none" svg:stroke-color="#000000" draw:fill="none" draw:fill-color="#ffffff" draw:fill-image-width="0cm" draw:fill-image-height="0cm" fo:min-height="0.85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ffffff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text-properties fo:color="#ffffff" fo:font-size="10.5pt" style:font-size-asian="10.5pt" style:font-size-complex="10.5pt"/>
    </style:style>
    <style:style style:name="P13" style:family="paragraph">
      <style:text-properties fo:color="#ffffff"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color="#fffff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.1cm" svg:x="0.946cm" svg:y="2.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846cm" svg:y1="2.2cm" svg:x2="2.846cm" svg:y2="3.3cm">
          <text:p/>
        </draw:line>
        <draw:line draw:style-name="gr2" draw:text-style-name="P2" draw:layer="layout" svg:x1="4.846cm" svg:y1="2.2cm" svg:x2="4.846cm" svg:y2="3.3cm">
          <text:p/>
        </draw:line>
        <draw:line draw:style-name="gr2" draw:text-style-name="P2" draw:layer="layout" svg:x1="6.946cm" svg:y1="2.2cm" svg:x2="6.946cm" svg:y2="3.3cm">
          <text:p/>
        </draw:line>
        <draw:line draw:style-name="gr2" draw:text-style-name="P2" draw:layer="layout" svg:x1="8.946cm" svg:y1="2.2cm" svg:x2="8.946cm" svg:y2="3.3cm">
          <text:p/>
        </draw:line>
        <draw:frame draw:style-name="gr3" draw:text-style-name="P2" draw:layer="layout" svg:width="1.844cm" svg:height="0.526cm" svg:x="1.002cm" svg:y="2.5cm">
          <draw:text-box>
            <text:p text:style-name="P2"><text:span text:style-name="T1">LeedsforLife</text:span></text:p>
          </draw:text-box>
        </draw:frame>
        <draw:frame draw:style-name="gr4" draw:text-style-name="P3" draw:layer="layout" svg:width="2.6cm" svg:height="0.727cm" svg:x="2.772cm" svg:y="2.552cm">
          <draw:text-box>
            <text:p text:style-name="P3"><text:span text:style-name="T2">OPPORTUNITIES</text:span></text:p>
          </draw:text-box>
        </draw:frame>
        <draw:frame draw:style-name="gr5" draw:text-style-name="P4" draw:layer="layout" svg:width="4.1cm" svg:height="0.765cm" svg:x="3.546cm" svg:y="2.535cm">
          <draw:text-box>
            <text:p text:style-name="P4"><text:span text:style-name="T2"><text:tab/></text:span><text:span text:style-name="T2">BROADENING</text:span></text:p>
          </draw:text-box>
        </draw:frame>
        <draw:frame draw:style-name="gr6" draw:text-style-name="P4" draw:layer="layout" svg:width="3.3cm" svg:height="0.727cm" svg:x="6.846cm" svg:y="2.473cm">
          <draw:text-box>
            <text:p><text:span text:style-name="T2">FOUNDATION </text:span></text:p>
            <text:p><text:span text:style-name="T2">FUNDING</text:span></text:p>
          </draw:text-box>
        </draw:frame>
        <draw:frame draw:style-name="gr7" draw:text-style-name="P4" draw:layer="layout" svg:width="2.047cm" svg:height="0.489cm" svg:x="8.846cm" svg:y="2.511cm">
          <draw:text-box>
            <text:p><text:span text:style-name="T2">CASE STUDIES</text:span></text:p>
          </draw:text-box>
        </draw:frame>
        <draw:frame draw:style-name="gr8" draw:text-style-name="P5" draw:layer="layout" svg:width="2.454cm" svg:height="0.607cm" svg:x="18.546cm" svg:y="2.5cm">
          <draw:text-box>
            <text:p text:style-name="P5"><text:span text:style-name="T3">Log on</text:span></text:p>
          </draw:text-box>
        </draw:frame>
        <draw:custom-shape draw:style-name="gr9" draw:text-style-name="P2" draw:layer="layout" svg:width="19cm" svg:height="5.5cm" svg:x="0.946cm" svg:y="3.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4.743cm" svg:height="0.962cm" svg:x="3.146cm" svg:y="3.9cm">
          <draw:text-box>
            <text:p text:style-name="P6"><text:span text:style-name="T4">B</text:span><text:span text:style-name="T5">ROADENING:EXPAND YOUR ACADEMIC HORIZONS</text:span></text:p>
          </draw:text-box>
        </draw:frame>
        <draw:frame draw:style-name="gr10" draw:text-style-name="P2" draw:layer="layout" svg:width="10.4cm" svg:height="2.859cm" svg:x="4.946cm" svg:y="5.3cm">
          <draw:image xlink:href="Pictures/100000000000033D000000E1CBF91124.png" xlink:type="simple" xlink:show="embed" xlink:actuate="onLoad">
            <text:p/>
          </draw:image>
        </draw:frame>
        <draw:custom-shape draw:style-name="gr11" draw:text-style-name="P2" draw:layer="layout" svg:width="19cm" svg:height="6.6cm" svg:x="0.946cm" svg:y="8.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015cm" svg:height="0.878cm" svg:x="1.377cm" svg:y="9.2cm">
          <draw:text-box>
            <text:p text:style-name="P8"><text:span text:style-name="T6">About Broadening</text:span></text:p>
          </draw:text-box>
        </draw:frame>
        <draw:custom-shape draw:style-name="gr12" draw:text-style-name="P2" draw:layer="layout" svg:width="19cm" svg:height="1.2cm" svg:x="0.946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446cm" svg:height="0.921cm" svg:x="17.346cm" svg:y="1.179cm">
          <draw:image xlink:href="Pictures/1000020100000224000000C0200964F2.png" xlink:type="simple" xlink:show="embed" xlink:actuate="onLoad">
            <text:p/>
          </draw:image>
        </draw:frame>
        <draw:custom-shape draw:style-name="gr13" draw:text-style-name="P2" draw:layer="layout" svg:width="6cm" svg:height="3.2cm" svg:x="1.446cm" svg:y="10.4cm">
          <text:p text:style-name="P2"/>
          <draw:enhanced-geometry svg:viewBox="0 0 21600 21600" draw:type="rectangle" draw:enhanced-path="M 0 0 L 21600 0 21600 21600 0 21600 0 0 Z N"/>
        </draw:custom-shape>
        <draw:frame draw:style-name="gr14" draw:layer="layout" svg:width="0.502cm" svg:height="0.962cm" svg:x="4.311cm" svg:y="11.351cm">
          <draw:text-box>
            <text:p/>
          </draw:text-box>
        </draw:frame>
        <draw:frame draw:style-name="gr15" draw:text-style-name="P9" draw:layer="layout" svg:width="1.755cm" svg:height="0.806cm" svg:x="3.446cm" svg:y="10.5cm">
          <draw:text-box>
            <text:p><text:span text:style-name="T7">Video</text:span></text:p>
          </draw:text-box>
        </draw:frame>
        <draw:line draw:style-name="gr16" draw:text-style-name="P2" draw:layer="layout" svg:x1="8.546cm" svg:y1="10.5cm" svg:x2="19.646cm" svg:y2="10.5cm">
          <text:p/>
        </draw:line>
        <draw:line draw:style-name="gr16" draw:text-style-name="P2" draw:layer="layout" svg:x1="8.546cm" svg:y1="10.9cm" svg:x2="19.646cm" svg:y2="10.9cm">
          <text:p/>
        </draw:line>
        <draw:line draw:style-name="gr16" draw:text-style-name="P2" draw:layer="layout" svg:x1="8.546cm" svg:y1="11.3cm" svg:x2="19.646cm" svg:y2="11.3cm">
          <text:p/>
        </draw:line>
        <draw:line draw:style-name="gr16" draw:text-style-name="P2" draw:layer="layout" svg:x1="8.546cm" svg:y1="10.5cm" svg:x2="19.646cm" svg:y2="10.5cm">
          <text:p/>
        </draw:line>
        <draw:line draw:style-name="gr16" draw:text-style-name="P2" draw:layer="layout" svg:x1="8.546cm" svg:y1="11.7cm" svg:x2="19.646cm" svg:y2="11.7cm">
          <text:p/>
        </draw:line>
        <draw:line draw:style-name="gr16" draw:text-style-name="P2" draw:layer="layout" svg:x1="8.546cm" svg:y1="12.1cm" svg:x2="19.646cm" svg:y2="12.1cm">
          <text:p/>
        </draw:line>
        <draw:line draw:style-name="gr16" draw:text-style-name="P2" draw:layer="layout" svg:x1="8.546cm" svg:y1="12.5cm" svg:x2="19.646cm" svg:y2="12.5cm">
          <text:p/>
        </draw:line>
        <draw:line draw:style-name="gr16" draw:text-style-name="P2" draw:layer="layout" svg:x1="8.546cm" svg:y1="12.9cm" svg:x2="19.646cm" svg:y2="12.9cm">
          <text:p/>
        </draw:line>
        <draw:line draw:style-name="gr16" draw:text-style-name="P2" draw:layer="layout" svg:x1="8.546cm" svg:y1="13.3cm" svg:x2="19.646cm" svg:y2="13.3cm">
          <text:p/>
        </draw:line>
        <draw:line draw:style-name="gr16" draw:text-style-name="P2" draw:layer="layout" svg:x1="8.546cm" svg:y1="13.7cm" svg:x2="19.646cm" svg:y2="13.7cm">
          <text:p/>
        </draw:line>
        <draw:line draw:style-name="gr16" draw:text-style-name="P2" draw:layer="layout" svg:x1="1.446cm" svg:y1="15.1cm" svg:x2="19.746cm" svg:y2="15.1cm">
          <text:p/>
        </draw:line>
        <draw:line draw:style-name="gr16" draw:text-style-name="P2" draw:layer="layout" svg:x1="1.446cm" svg:y1="14.3cm" svg:x2="19.746cm" svg:y2="14.3cm">
          <text:p/>
        </draw:line>
        <draw:line draw:style-name="gr16" draw:text-style-name="P2" draw:layer="layout" svg:x1="1.446cm" svg:y1="14.7cm" svg:x2="19.746cm" svg:y2="14.7cm">
          <text:p/>
        </draw:line>
        <draw:custom-shape draw:style-name="gr17" draw:text-style-name="P2" draw:layer="layout" svg:width="3.4cm" svg:height="0.7cm" svg:x="12.146cm" svg:y="2.4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1cm" svg:height="0.569cm" svg:x="12.146cm" svg:y="2.531cm">
          <draw:text-box>
            <text:p><text:span text:style-name="T8">Search <text:s/>_________ </text:span></text:p>
          </draw:text-box>
        </draw:frame>
        <draw:frame draw:style-name="gr10" draw:text-style-name="P2" draw:layer="layout" svg:width="0.8cm" svg:height="0.8cm" svg:x="3.946cm" svg:y="11.7cm">
          <draw:image xlink:href="Pictures/1000020100000079000000792335E6F4.png" xlink:type="simple" xlink:show="embed" xlink:actuate="onLoad">
            <text:p/>
          </draw:image>
        </draw:frame>
        <draw:custom-shape draw:style-name="gr19" draw:text-style-name="P2" draw:layer="layout" svg:width="19cm" svg:height="10.7cm" svg:x="0.946cm" svg:y="15.4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5.277cm" svg:height="0.962cm" svg:x="1.546cm" svg:y="15.838cm">
          <draw:text-box>
            <text:p><text:span text:style-name="T6">Discovery</text:span> <text:span text:style-name="T6">Modules</text:span></text:p>
          </draw:text-box>
        </draw:frame>
        <draw:line draw:style-name="gr16" draw:text-style-name="P2" draw:layer="layout" svg:x1="1.846cm" svg:y1="17cm" svg:x2="19.646cm" svg:y2="17cm">
          <text:p/>
        </draw:line>
        <draw:line draw:style-name="gr16" draw:text-style-name="P2" draw:layer="layout" svg:x1="1.846cm" svg:y1="17.6cm" svg:x2="19.646cm" svg:y2="17.6cm">
          <text:p/>
        </draw:line>
        <draw:line draw:style-name="gr16" draw:text-style-name="P2" draw:layer="layout" svg:x1="1.846cm" svg:y1="17.3cm" svg:x2="19.646cm" svg:y2="17.3cm">
          <text:p/>
        </draw:line>
        <draw:custom-shape draw:style-name="gr20" draw:text-style-name="P3" draw:layer="layout" svg:width="0.8cm" svg:height="0.8cm" svg:x="1.746cm" svg:y="18.4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19cm" svg:height="0.8cm" svg:x="0.946cm" svg:y="27.9cm">
          <text:p text:style-name="P2"><text:span text:style-name="T9">FOO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9cm" svg:height="1.8cm" svg:x="0.946cm" svg:y="26.1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4.3cm" svg:height="1.1cm" svg:x="1.546cm" svg:y="26.6cm">
          <draw:text-box>
            <text:p text:style-name="P12"><text:span text:style-name="T10"><text:s text:c="5"/></text:span><text:span text:style-name="T10">University Announcements</text:span></text:p>
          </draw:text-box>
        </draw:frame>
        <draw:frame draw:style-name="gr15" draw:text-style-name="P13" draw:layer="layout" svg:width="2.178cm" svg:height="0.725cm" svg:x="15.892cm" svg:y="26.7cm">
          <draw:text-box>
            <text:p text:style-name="P13"><text:span text:style-name="T9">Contacts</text:span></text:p>
          </draw:text-box>
        </draw:frame>
        <draw:custom-shape draw:style-name="gr20" draw:text-style-name="P3" draw:layer="layout" svg:width="0.8cm" svg:height="0.8cm" svg:x="11.4cm" svg:y="18.4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1.4cm" svg:y="19.3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.746cm" svg:y="18.4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1.4cm" svg:y="20.2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1.4cm" svg:y="21.1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1.4cm" svg:y="22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.746cm" svg:y="19.3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.746cm" svg:y="20.2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.746cm" svg:y="21.1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8cm" svg:height="0.8cm" svg:x="1.746cm" svg:y="22cm">
          <text:p text:style-name="P2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shit [sc15hv]</meta:initial-creator>
    <meta:creation-date>2016-11-15T15:05:26.317232703</meta:creation-date>
    <dc:date>2016-11-15T17:53:49.024157117</dc:date>
    <dc:creator>Harshit [sc15hv]</dc:creator>
    <meta:editing-duration>PT8M33S</meta:editing-duration>
    <meta:editing-cycles>2</meta:editing-cycles>
    <meta:generator>LibreOffice/4.3.7.2$Linux_X86_64 LibreOffice_project/430$Build-2</meta:generator>
    <meta:document-statistic meta:object-count="57"/>
  </office:meta>
</office:document-meta>
</file>